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erif" svg:font-family="serif"/>
    <style:font-face style:name="Times New Roman" svg:font-family="'Times New Roman'" style:font-family-generic="roman"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Segoe UI" svg:font-family="'Segoe U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fd1f5" officeooo:paragraph-rsid="001fd1f5"/>
    </style:style>
    <style:style style:name="P2" style:family="paragraph" style:parent-style-name="Subtitle">
      <style:text-properties officeooo:rsid="001fd1f5" officeooo:paragraph-rsid="001fd1f5"/>
    </style:style>
    <style:style style:name="P3" style:family="paragraph" style:parent-style-name="Header">
      <style:text-properties officeooo:rsid="0026ce5a" officeooo:paragraph-rsid="0026ce5a"/>
    </style:style>
    <style:style style:name="P4" style:family="paragraph" style:parent-style-name="Header">
      <style:text-properties officeooo:rsid="0026ce5a" officeooo:paragraph-rsid="00277c03"/>
    </style:style>
    <style:style style:name="P5" style:family="paragraph" style:parent-style-name="Heading_20_1" style:master-page-name="Standard">
      <style:paragraph-properties style:page-number="auto"/>
    </style:style>
    <style:style style:name="P6" style:family="paragraph" style:parent-style-name="Heading_20_1" style:list-style-name="Numbering_20_1">
      <style:paragraph-properties fo:break-before="page"/>
    </style:style>
    <style:style style:name="P7" style:family="paragraph" style:parent-style-name="Title" style:master-page-name="First_20_Page">
      <style:paragraph-properties style:page-number="auto"/>
    </style:style>
    <style:style style:name="P8" style:family="paragraph" style:parent-style-name="Text_20_body">
      <style:text-properties officeooo:rsid="001fd1f5" officeooo:paragraph-rsid="001fd1f5"/>
    </style:style>
    <style:style style:name="P9" style:family="paragraph" style:parent-style-name="Text_20_body">
      <style:text-properties officeooo:rsid="001fd1f5" officeooo:paragraph-rsid="0026ce5a"/>
    </style:style>
    <style:style style:name="P10" style:family="paragraph" style:parent-style-name="Text_20_body">
      <style:text-properties officeooo:rsid="001fd1f5" officeooo:paragraph-rsid="00277c03"/>
    </style:style>
    <style:style style:name="P11" style:family="paragraph" style:parent-style-name="Text_20_body">
      <style:text-properties officeooo:paragraph-rsid="0026ce5a"/>
    </style:style>
    <style:style style:name="P12" style:family="paragraph" style:parent-style-name="Text_20_body">
      <style:text-properties officeooo:paragraph-rsid="00277c03"/>
    </style:style>
    <style:style style:name="P13" style:family="paragraph" style:parent-style-name="Text_20_body">
      <style:text-properties officeooo:rsid="0029add6" officeooo:paragraph-rsid="0029add6"/>
    </style:style>
    <style:style style:name="P14" style:family="paragraph" style:parent-style-name="Heading_20_2" style:list-style-name="Numbering_20_1">
      <style:text-properties officeooo:rsid="00277c03" officeooo:paragraph-rsid="00277c03"/>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26ce5a"/>
    </style:style>
    <style:style style:name="T2" style:family="text">
      <style:text-properties officeooo:rsid="00277c0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Title"/>
      <text:p text:style-name="Title">IA41 – Teeko</text:p>
      <text:p text:style-name="P2">Rapport d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Barbara SCHIAVI<text:tab/><text:tab/><text:tab/><text:tab/><text:tab/><text:tab/><text:tab/><text:tab/><text:tab/>Printemps 2015</text:p>
      <text:p text:style-name="P1">Paul-Émile BRETEGNIER</text:p>
      <text:h text:style-name="P5" text:outline-level="1"><text:bookmark-start text:name="__RefHeading__180_1609915308"/>Introduction<text:bookmark-end text:name="__RefHeading__180_1609915308"/></text:h>
      <text:p text:style-name="P11">Dans l'UV IA41 nous sommes ammenés a réalisé un projet de programmation en Prolog afin d'utiliser les connaissances acquises dans l'unité de valeur ce semestre. Nous avons choisi le jeu de plateau <text:span text:style-name="T1">T</text:span>eeko dont nous détaillerons les règles par la suite.</text:p>
      <text:p text:style-name="Text_20_body">Dans ce rapport, nous regrouperons notre analyse du problème, la solution que nous y apportons, ainsi que l'ensemble des difficultés rencontrées, sans oublier les parties clefs du code.</text:p>
      <text:p text:style-name="Text_20_body">Le <text:span text:style-name="T1">jeu Teeko est un jeu pour deux joueurs, sur un plateau carré de 25 cases. Le jeu se déroule en une ou deux phases successives. L'objectif de chaque joueur est d'aligner successivement ses 4 pions sur une ligne, une colonne ou une diagonale ou de faire un carré (2*2). Lors de la première phase, chaque joueur dépose chacun son tour un de ces pions. Si aucun vainqueur n'émerge après que chacun d'entre eux ait posé ses 4 pions la seconde phase commence. À ce moment là, toujours à tour de rôle, les joueurs doivent déplacer leurs pions afin de réaliser une des conditions de victoire. Un pion peut uniquement être déplacé sur une case vide adjacente à sa position de départ au début du tour.</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5">Sommaire</text:p>
          </text:index-title>
          <text:p text:style-name="P16"><text:a xlink:type="simple" xlink:href="#__RefHeading__180_1609915308" text:style-name="Index_20_Link" text:visited-style-name="Index_20_Link">Introduction<text:tab/>2</text:a></text:p>
        </text:index-body>
      </text:table-of-content>
      <text:p text:style-name="Text_20_body"/>
      <text:list xml:id="list1106888165051083099" text:style-name="Numbering_20_1">
        <text:list-item>
          <text:h text:style-name="P6" text:outline-level="1"><text:span text:style-name="T2">Représentation des données</text:span></text:h>
          <text:list>
            <text:list-item>
              <text:h text:style-name="P14" text:outline-level="2">Plateau de jeu</text:h>
            </text:list-item>
          </text:list>
        </text:list-item>
      </text:list>
      <text:p text:style-name="P13">Avant de commencer à réfléchir sur </text:p>
      <text:p text:style-name="P13">Nous avons choisi de représenter le plateau comme une liste de 25 cases</text:p>
      <text:list xml:id="list101935592154095" text:continue-numbering="true" text:style-name="Numbering_20_1">
        <text:list-item>
          <text:list>
            <text:list-item>
              <text:h text:style-name="P14" text:outline-level="2">Joueurs</text:h>
            </text:list-item>
          </text:list>
        </text:list-item>
      </text:list>
      <text:p text:style-name="P12"/>
      <text:list xml:id="list101935592176723" text:continue-numbering="true" text:style-name="Numbering_20_1">
        <text:list-item>
          <text:list>
            <text:list-item>
              <text:h text:style-name="P14" text:outline-level="2">Conditions de victoire</text:h>
            </text:list-item>
          </text:list>
        </text:list-item>
      </text:list>
      <text:p text:style-name="Text_20_body"/>
      <text:p text:style-name="Text_20_body"/>
      <text:p text:style-name="Text_20_body"/>
      <text:p text:style-name="Text_20_body">un rappel de l'énoncé du problème,</text:p>
      <text:p text:style-name="Text_20_body">votre spécification (formalisation) du problème,</text:p>
      <text:p text:style-name="Text_20_body">l'analyse du problème,</text:p>
      <text:p text:style-name="Text_20_body">la méthode proposée, avec en annexe le <text:s/>listing du programme commenté</text:p>
      <text:p text:style-name="Text_20_body">la description détaillée d'une ou de plusieurs situations traitées par votre programme,</text:p>
      <text:p text:style-name="Text_20_body">les résultats obtenus par votre programme sur ces situations,</text:p>
      <text:p text:style-name="Text_20_body">les difficultés éventuellement rencontrées,</text:p>
      <text:p text:style-name="Text_20_body">les améliorations possibles (méthodes de résolution) et les perspectives d'ouverture possibles du sujet trait<text:span text:style-name="T1">é</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erif" svg:font-family="serif"/>
    <style:font-face style:name="Times New Roman" svg:font-family="'Times New Roman'" style:font-family-generic="roman"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Segoe UI" svg:font-family="'Segoe U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fo:font-family="'Segoe UI'"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Semibold" fo:font-family="'Open Sans Semibold'" style:font-style-name="Normal" style:font-family-generic="swiss" style:font-pitch="variable" fo:font-size="14pt" fo:font-weight="600"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shadow="none">
        <style:tab-stops/>
        <style:background-image/>
      </style:paragraph-properties>
      <style:text-properties fo:font-size="130%" fo:font-weight="normal"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6ce5a" officeooo:paragraph-rsid="00277c03"/>
    </style:style>
    <style:style style:name="MP2" style:family="paragraph" style:parent-style-name="Header">
      <style:text-properties officeooo:rsid="0026ce5a" officeooo:paragraph-rsid="0026ce5a"/>
    </style:style>
    <style:style style:name="MP3" style:family="paragraph" style:parent-style-name="Text_20_body">
      <style:text-properties officeooo:rsid="001fd1f5" officeooo:paragraph-rsid="00277c03"/>
    </style:style>
    <style:style style:name="MP4" style:family="paragraph" style:parent-style-name="Text_20_body">
      <style:text-properties officeooo:rsid="001fd1f5" officeooo:paragraph-rsid="0026ce5a"/>
    </style:style>
    <style:style style:name="MT1" style:family="text">
      <style:text-properties officeooo:rsid="0026ce5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intemp 2015<text:tab/><text:tab/>IA41 – Rapport de projet</text:p>
      </style:header>
      <style:header-left>
        <text:p text:style-name="MP2">IA41 – Rapport de projet<text:tab/><text:tab/>Printemp 2015</text:p>
      </style:header-left>
      <style:footer>
        <text:p text:style-name="MP3"><text:span text:style-name="MT1">page </text:span><text:span text:style-name="MT1"><text:page-number text:select-page="current">2</text:page-number></text:span><text:span text:style-name="MT1">/</text:span><text:span text:style-name="MT1"><text:page-count>4</text:page-count></text:span><text:tab/><text:tab/><text:tab/><text:tab/><text:tab/><text:tab/>Barbara SCHIAVI <text:span text:style-name="MT1">et </text:span>Paul-Émile BRETEGNIER</text:p>
      </style:footer>
      <style:footer-left>
        <text:p text:style-name="MP4">Barbara SCHIAVI <text:span text:style-name="MT1">et </text:span>Paul-Émile BRETEGNIER<text:tab/><text:tab/><text:tab/><text:tab/><text:tab/><text:tab/><text:span text:style-name="MT1">page </text:span><text:span text:style-name="MT1"><text:page-number text:select-page="current">2</text:page-number></text:span><text:span text:style-name="MT1">/</text:span><text:span text:style-name="MT1"><text:page-count>4</text:page-count></text:span></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9M48S</meta:editing-duration>
    <meta:editing-cycles>6</meta:editing-cycles>
    <meta:generator>LibreOffice/4.3.7.2$Windows_x86 LibreOffice_project/8a35821d8636a03b8bf4e15b48f59794652c68ba</meta:generator>
    <dc:date>2015-06-05T10:19:35.512000000</dc:date>
    <meta:document-statistic meta:table-count="0" meta:image-count="0" meta:object-count="0" meta:page-count="4" meta:paragraph-count="28" meta:word-count="333" meta:character-count="2104" meta:non-whitespace-character-count="1770"/>
    <meta:user-defined meta:name="Info 1"/>
    <meta:user-defined meta:name="Info 2"/>
    <meta:user-defined meta:name="Info 3"/>
    <meta:user-defined meta:name="Info 4"/>
  </office:meta>
</office:document-meta>
</file>